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background-color="#ffff0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1 Writeup: Enzymes</text:p>
      <text:p text:style-name="Standard">October 8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Standard"/>
      <text:p text:style-name="P1">Part 1: Succinic dehydrogenase</text:p>
      <text:p text:style-name="P1"/>
      <text:p text:style-name="P1"/>
      <text:p text:style-name="P1"><draw:frame draw:style-name="fr1" draw:name="Object1" text:anchor-type="paragraph" svg:width="6.8563in" svg:height="1.2457in" draw:z-index="0"><draw:object xlink:href="./Object 1" xlink:type="simple" xlink:show="embed" xlink:actuate="onLoad"/><draw:image xlink:href="./ObjectReplacements/Object 1" xlink:type="simple" xlink:show="embed" xlink:actuate="onLoad"/></draw:frame>Table 1: The oxidation of succinic acid to fumaric acid catalyzed by enzyme succinic dehydrogenase from calf heart (“mitochondira”).</text:p>
      <text:p text:style-name="P1"><text:span text:style-name="T1">The first four samples represent controls, as they do not contain competitive inhibitor malonic acid, and represent a variety of conditions with respect to the concentration of enzyme and substrate and the presence of sucrose or indicator. <text:s/>They highlight the color change the is associated with the reduction of indicator methylene blue. <text:s/>The action of the competitive inhibitor in samples 5 and 6 is evident from the lack of apparent change in indicator color. <text:s/>This lack of color suggests that the MB indicator is not receiving free hydrogen atoms, which suggests that the dehydrogenation is not taking place in the presence of the inhibitor. <text:s/>Malonic acid acts as a </text:span><text:span text:style-name="T3">competitive </text:span><text:span text:style-name="T4">inhibitor because the succinic dehydrogenase binds to the malonic acid rather than succinic acid due to the similar physical structure of the substrate and the inhibitor.</text:span></text:p>
      <text:p text:style-name="P1"><text:span text:style-name="T1"/></text:p>
      <text:p text:style-name="P1"><text:span text:style-name="T1"/></text:p>
      <text:p text:style-name="P4"><text:span text:style-name="T1"/></text:p>
      <text:p text:style-name="P1"><draw:frame draw:style-name="fr1" draw:name="Object2" text:anchor-type="paragraph" svg:width="5.9535in" svg:height="3.1484in" draw:z-index="1"><draw:object xlink:href="./Object 2" xlink:type="simple" xlink:show="embed" xlink:actuate="onLoad"/><draw:image xlink:href="./ObjectReplacements/Object 2" xlink:type="simple" xlink:show="embed" xlink:actuate="onLoad"/></draw:frame>Figure 2: <text:span text:style-name="T5">NEEDS REGRESSION CURVE</text:span> asdf <text:span text:style-name="T2">Rate of hydrolysis of starch to maltose in the presence of varying concentration of enzyme salivary amylase as measured by iodine indicator.</text:span><text:span text:style-name="T1"> <text:s/>TODO: Needs caption “a sentence or two below the graph to explain its trend”</text:span></text:p>
      <text:p text:style-name="P1"><text:span text:style-name="T1"/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0-08T00:28:32</dc:date>
    <dc:language>en-US</dc:language>
    <meta:editing-cycles>7</meta:editing-cycles>
    <meta:editing-duration>PT4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2" meta:paragraph-count="11" meta:word-count="224" meta:character-count="14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normal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3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2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3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00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Arial Unicode MS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Arial Unicode M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Arial" style:font-family-generic="swiss" style:font-pitch="variable" fo:font-size="7.30000019073486pt" style:font-family-asian="'Arial Unicode MS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121cm" svg:height="7.997cm" chart:class="chart:line" chart:style-name="ch1">
        <chart:plot-area chart:style-name="ch2" table:cell-range-address="Sheet2.$F$2:.$G$5" chart:data-source-has-labels="column" chart:table-number-list="1" svg:x="0.3cm" svg:y="0.506cm" svg:width="14.52cm" svg:height="7.332cm">
          <chart:axis chart:dimension="x" chart:name="primary-x" chart:style-name="ch3">
            <chart:title svg:x="6.221cm" svg:y="7.401cm" chart:style-name="ch4">
              <text:p>Concentration of saliva (%)</text:p>
            </chart:title>
            <chart:categories table:cell-range-address="local-table.A2:.A5"/>
          </chart:axis>
          <chart:axis chart:dimension="y" chart:name="primary-y" chart:style-name="ch5">
            <chart:title svg:x="0.301cm" svg:y="5.147cm" chart:style-name="ch4">
              <text:p>Reaction Rate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923076923077">
                <text:p>0.00769230769230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27451">
                <text:p>0.00392156862745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19047619047619">
                <text:p>0.00190476190476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